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427A3528E2E405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Tango_20_Blue" draw:fill-hatch-solid="false" draw:textarea-horizontal-align="justify" draw:textarea-vertical-align="middle" draw:auto-grow-height="false" fo:min-height="1.254cm" fo:min-width="4.876cm" draw:shadow="hidden"/>
    </style:style>
    <style:style style:name="P1" style:family="paragraph">
      <loext:graphic-properties draw:fill="gradient" draw:fill-gradient-name="Tango_20_Blue" draw:fill-hatch-solid="false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4.999cm" svg:height="2.499cm" svg:x="0cm" svg:y="0cm" svg:viewBox="0 0 5000 2500" draw:points="5000,1100 4200,2500 0,2500 0,0 400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hatch draw:name="Black_20_90_20_Degrees" draw:display-name="Black 90 Degrees" draw:style="single" draw:color="#000000" draw:distance="0.102cm" draw:rotation="900"/>
    <draw:fill-image draw:name="Space_20_Metal" draw:display-name="Space Metal" xlink:href="Pictures/100000000000005E0000005E427A3528E2E4058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31T14:39:12.404052693</dc:date>
    <meta:editing-duration>PT27M21S</meta:editing-duration>
    <meta:editing-cycles>16</meta:editing-cycles>
    <meta:generator>LibreOffice/5.1.6.2$Linux_X86_64 LibreOffice_project/10m0$Build-2</meta:generator>
    <meta:document-statistic meta:object-count="1"/>
  </office:meta>
</office:document-meta>
</file>